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Ubuntu Mono"/>
    </style:style>
    <style:style style:name="ce4" style:family="table-cell" style:parent-style-name="Default">
      <style:table-cell-properties style:rotation-angle="9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14cm" svg:height="10.766cm" svg:x="3.413cm" svg:y="25.774cm">
            <draw:object draw:notify-on-update-of-ranges="Sheet1.A1:Sheet1.A1 Sheet1.A2:Sheet1.A77 Sheet1.B1:Sheet1.B1 Sheet1.B2:Sheet1.B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uth</text:p>
          </table:table-cell>
          <table:table-cell table:style-name="ce1" office:value-type="string" calcext:value-type="string">
            <text:p>d</text:p>
          </table:table-cell>
          <table:table-cell table:style-name="ce4"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0 2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0 23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04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05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07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0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1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16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17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1 2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2 0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'12 0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2 16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2 1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2 20'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2 2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3 0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3 03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3 05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3 1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3 14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3 17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3 1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0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0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05'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4 06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07'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4 08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1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1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13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16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18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2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4 23'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5 0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5 08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5 0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5 1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5 15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5 16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5 18'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5 2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5 2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0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0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04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08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1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1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14'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6 1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6 2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7 04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7 06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7 07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7 08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7 0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7 1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7 1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8 04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8 09'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'18 14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8 17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8 18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8 1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8 2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'19 00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9 02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9 07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9 08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9 09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9 11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9 13'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'19 15'</text:p>
          </table:table-cell>
          <table:table-cell table:number-columns-repeated="1013"/>
        </table:table-row>
        <table:table-row table:style-name="ro2" table:number-rows-repeated="1048498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8T22:29:32.768042392</meta:creation-date>
    <dc:date>2021-02-28T22:39:08.650492157</dc:date>
    <meta:editing-duration>PT9M36S</meta:editing-duration>
    <meta:editing-cycles>1</meta:editing-cycles>
    <meta:document-statistic meta:table-count="1" meta:cell-count="231" meta:object-count="1"/>
    <meta:generator>LibreOffice/7.0.3.1$Linux_X86_64 LibreOffice_project/d7547858d014d4cf69878db179d326fc3483e082</meta:generator>
    <meta:user-defined meta:name="date">YYYY-02-DDT22:29:06.42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1b1b1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41cm" svg:height="10.767cm" xlink:href=".." xlink:type="simple" chart:class="chart:bar" chart:style-name="ch1">
        <chart:legend chart:legend-position="end" svg:x="16.931cm" svg:y="4.835cm" style:legend-expansion="high" chart:style-name="ch2"/>
        <chart:plot-area chart:style-name="ch3" table:cell-range-address="Sheet1.A1:Sheet1.B77" chart:data-source-has-labels="row" svg:x="0.382cm" svg:y="0.215cm" svg:width="16.167cm" svg:height="10.337cm">
          <chart:coordinate-region svg:x="1.003cm" svg:y="0.414cm" svg:width="15.509cm" svg:height="9.3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77" chart:label-cell-address="Sheet1.A1:Sheet1.A1" chart:class="chart:bar">
            <chart:data-point chart:repeated="76"/>
          </chart:series>
          <chart:series chart:style-name="ch8" chart:values-cell-range-address="Sheet1.B2:Sheet1.B77" chart:label-cell-address="Sheet1.B1:Sheet1.B1" chart:class="chart:bar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word</text:p>
                <draw:g>
                  <svg:desc>Sheet1.A1:Sheet1.A1</svg:desc>
                </draw:g>
              </table:table-cell>
              <table:table-cell office:value-type="string">
                <text:p>aut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A2:Sheet1.A77</svg:desc>
                </draw:g>
              </table:table-cell>
              <table:table-cell office:value-type="float" office:value="24">
                <text:p>24</text:p>
                <draw:g>
                  <svg:desc>Sheet1.B2:Sheet1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